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27d" officeooo:paragraph-rsid="000a5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e Rapport d’éthiqu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4T13:31:46.006617122</meta:creation-date>
    <dc:date>2025-03-24T17:12:34.700356711</dc:date>
    <meta:editing-duration>PT3H30M38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6.4.7.2$Linux_X86_64 LibreOffice_project/40$Build-2</meta:generator>
  </office:meta>
</office:document-meta>
</file>